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4pt"/>
    </style:style>
    <style:style style:name="P2" style:family="paragraph" style:parent-style-name="Heading_20_3">
      <style:text-properties fo:color="#333333" fo:font-size="14pt"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4pt"/>
    </style:style>
    <style:style style:name="P5" style:family="paragraph" style:parent-style-name="Text_20_body">
      <style:paragraph-properties fo:text-align="start" style:justify-single-word="false"/>
      <style:text-properties fo:font-size="14pt"/>
    </style:style>
    <style:style style:name="P6" style:family="paragraph" style:parent-style-name="Text_20_body">
      <style:text-properties fo:font-size="14pt" fo:language="en" fo:country="US"/>
    </style:style>
    <style:style style:name="P7" style:family="paragraph" style:parent-style-name="Text_20_body">
      <style:text-properties fo:color="#333333" fo:font-size="14pt" fo:language="en" fo:country="US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9" style:family="paragraph" style:parent-style-name="Heading_20_3">
      <style:paragraph-properties fo:text-align="justify" style:justify-single-word="false"/>
    </style:style>
    <style:style style:name="P10" style:family="paragraph" style:parent-style-name="Heading_20_3">
      <style:text-properties fo:color="#333333" fo:font-size="14pt" fo:language="en" fo:country="US"/>
    </style:style>
    <style:style style:name="P11" style:family="paragraph" style:parent-style-name="Heading_20_3">
      <style:paragraph-properties fo:text-align="start" style:justify-single-word="false"/>
      <style:text-properties fo:font-size="14pt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paragraph-rsid="0018bf52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paragraph-rsid="0018c699"/>
    </style:style>
    <style:style style:name="P14" style:family="paragraph" style:parent-style-name="Text_20_body">
      <style:text-properties fo:font-size="14pt"/>
    </style:style>
    <style:style style:name="P15" style:family="paragraph" style:parent-style-name="Text_20_body">
      <style:paragraph-properties fo:text-align="start" style:justify-single-word="false"/>
      <style:text-properties fo:font-size="14pt"/>
    </style:style>
    <style:style style:name="P16" style:family="paragraph" style:parent-style-name="Text_20_body" style:list-style-name="L1">
      <style:paragraph-properties fo:text-align="start" style:justify-single-word="false"/>
      <style:text-properties fo:font-size="14pt" officeooo:paragraph-rsid="0018bf52"/>
    </style:style>
    <style:style style:name="P17" style:family="paragraph" style:parent-style-name="Text_20_body" style:list-style-name="L2">
      <style:paragraph-properties fo:text-align="start" style:justify-single-word="false"/>
      <style:text-properties fo:font-size="14pt" officeooo:paragraph-rsid="0018c699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text-properties fo:color="#333333" fo:font-size="14pt" fo:language="en" fo:country="US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T1" style:family="text">
      <style:text-properties fo:font-size="14pt"/>
    </style:style>
    <style:style style:name="T2" style:family="text">
      <style:text-properties fo:font-size="14pt" fo:font-weight="bold"/>
    </style:style>
    <style:style style:name="T3" style:family="text">
      <style:text-properties fo:font-size="14pt" fo:language="en" fo:country="US"/>
    </style:style>
    <style:style style:name="T4" style:family="text">
      <style:text-properties fo:font-size="14pt" officeooo:rsid="0017455c"/>
    </style:style>
    <style:style style:name="T5" style:family="text">
      <style:text-properties fo:font-size="14pt" officeooo:rsid="0018c699"/>
    </style:style>
    <style:style style:name="T6" style:family="text">
      <style:text-properties fo:color="#0000ff" fo:font-size="14pt"/>
    </style:style>
    <style:style style:name="T7" style:family="text">
      <style:text-properties officeooo:rsid="0017455c"/>
    </style:style>
    <style:style style:name="T8" style:family="text">
      <style:text-properties officeooo:rsid="0018c69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4. Informe de la Junta Directiva al Congreso de la República</text:h>
      <text:h text:style-name="P2" text:outline-level="3">Purpose</text:h>
      <text:p text:style-name="Text_20_body"><text:span text:style-name="T3">Examine an application of the macroeconomic concepts seen throughout the course.</text:span> </text:p>
      <text:h text:style-name="P2" text:outline-level="3">Resources</text:h>
      <text:p text:style-name="P7">The course will use for this part, as the main study material, the report:</text:p>
      <text:p text:style-name="Text_20_body"><text:span text:style-name="T1">Carrasquilla-Barrera, Alberto, Arturo José Galindo-Andrade, Gerardo Hernández-Correa, Ana Fernanda Maiguashca-Olano, Carolina Soto, Roberto Steiner-Sampedro, and Juan José Echavarría-Soto. 2020.“Informe de La Junta Directiva Al Congreso de La República - Julio de 2020.” Banco de la República de Colombia.</text:span> </text:p>
      <text:p text:style-name="P4">The report can be consulted through the route:</text:p>
      <text:p text:style-name="P3"><text:a xlink:type="simple" xlink:href="https://doi.org/10.32468/inf-jun-dir-con-rep.7-2020" office:target-frame-name="_blank" xlink:show="new" text:style-name="Internet_20_link" text:visited-style-name="Visited_20_Internet_20_Link"><text:span text:style-name="T1">https://doi.org/10.32468/inf-jun-dir-con-rep.7-2020</text:span></text:a></text:p>
      <text:p text:style-name="Text_20_body"><text:span text:style-name="Strong_20_Emphasis"><text:span text:style-name="T1">Methodological Process</text:span></text:span></text:p>
      <text:p text:style-name="Text_20_body"><text:span text:style-name="T2">1. </text:span><text:span text:style-name="T1">Read and review Chapter 2.</text:span> </text:p>
      <text:p text:style-name="P8"><text:span text:style-name="T2">2. </text:span><text:span text:style-name="T1">Make a conceptual map where the elements mentioned in Chapter 2 are ordered in a logical manner so that it can be used as an input in the activity </text:span><text:span text:style-name="T2">Final Exam</text:span>. </text:p>
      <text:p text:style-name="P8"/>
      <text:p text:style-name="P5">The realization of the conceptual map is not a qualifiable activity to be delivered, but a tool that can be used to understand the topics discussed in this part of the report.</text:p>
      <text:h text:style-name="P1" text:outline-level="3">Additional Resources</text:h>
      <text:p text:style-name="P5">Bubbl.us: Online tool for the creation of conceptual maps or mental schemes. It does not require any previous installation because it is a Web 2.0 tool.</text:p>
      <text:list xml:id="list1388958974" text:style-name="L2">
        <text:list-item>
          <text:p text:style-name="P13"><text:span text:style-name="T1">Where can I find it?: </text:span><text:a xlink:type="simple" xlink:href="https://bubbl.us/" office:target-frame-name="_blank" xlink:show="new" text:style-name="Internet_20_link" text:visited-style-name="Visited_20_Internet_20_Link"><text:span text:style-name="Emphasis"><text:span text:style-name="Strong_20_Emphasis"><text:span text:style-name="T6">click here</text:span></text:span></text:span></text:a><text:span text:style-name="T1"> </text:span><text:span text:style-name="T4">[https://bubbl.us/]</text:span></text:p>
        </text:list-item>
        <text:list-item>
          <text:p text:style-name="P17">Tutorial bubbl.us: <text:span text:style-name="T7">[https://youtu.be/5TGO_LDiab8]</text:span></text:p>
        </text:list-item>
      </text:list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34:26.959522873</meta:creation-date>
    <dc:date>2021-06-18T09:02:17.134048374</dc:date>
    <meta:editing-duration>PT39M33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98" meta:character-count="1298" meta:non-whitespace-character-count="1114"/>
  </office:meta>
</office:document-meta>
</file>